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styles.xml" manifest:media-type="text/xml"/>
  <manifest:file-entry manifest:full-path="MyPrivateStorage/Layout" manifest:media-type=""/>
  <manifest:file-entry manifest:full-path="MyPrivateStorage/" manifest:media-type="vnd.MyVendor.MyProject.Storage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Arial"/>
    </style:style>
    <style:style style:name="P3" style:family="paragraph" style:parent-style-name="Standard">
      <style:text-properties style:font-name="Arial" fo:language="de" fo:country="DE"/>
    </style:style>
    <style:style style:name="P4" style:family="paragraph" style:parent-style-name="Standard">
      <style:text-properties style:font-name="Arial" fo:language="en" fo:country="US"/>
    </style:style>
    <style:style style:name="P5" style:family="paragraph" style:parent-style-name="Standard">
      <style:text-properties style:font-name="Arial" officeooo:paragraph-rsid="001917a9"/>
    </style:style>
    <style:style style:name="P6" style:family="paragraph" style:parent-style-name="Standard">
      <style:text-properties style:font-name="Arial" fo:language="de" fo:country="DE"/>
    </style:style>
    <style:style style:name="P7" style:family="paragraph" style:parent-style-name="Standard">
      <style:text-properties style:font-name="Arial" fo:language="de" fo:country="DE" fo:font-weight="bold" officeooo:rsid="001a5f42" officeooo:paragraph-rsid="001a5f42" style:font-weight-asian="bold" style:font-weight-complex="bold"/>
    </style:style>
    <style:style style:name="P8" style:family="paragraph" style:parent-style-name="Standard">
      <style:text-properties style:font-name="Arial" fo:language="de" fo:country="DE" fo:font-weight="normal" style:font-weight-asian="normal" style:font-weight-complex="normal"/>
    </style:style>
    <style:style style:name="P9" style:family="paragraph" style:parent-style-name="Standard">
      <style:text-properties style:font-name="Arial" fo:language="de" fo:country="DE" officeooo:rsid="001917a9" officeooo:paragraph-rsid="001917a9"/>
    </style:style>
    <style:style style:name="P10" style:family="paragraph" style:parent-style-name="Standard">
      <style:text-properties style:font-name="Arial" fo:language="en" fo:country="US" fo:font-weight="bold" officeooo:rsid="001a5f42" officeooo:paragraph-rsid="001a5f42" style:font-weight-asian="bold" style:font-weight-complex="bold"/>
    </style:style>
    <style:style style:name="P11" style:family="paragraph" style:parent-style-name="Standard">
      <style:text-properties style:font-name="Arial" fo:language="en" fo:country="US" fo:font-weight="normal" style:font-weight-asian="normal" style:font-weight-complex="normal"/>
    </style:style>
    <style:style style:name="P12" style:family="paragraph" style:parent-style-name="Standard">
      <style:text-properties fo:color="#ff0000" style:font-name="Arial" fo:language="de" fo:country="DE" officeooo:rsid="001a5f42" officeooo:paragraph-rsid="001a5f42"/>
    </style:style>
    <style:style style:name="T1" style:family="text">
      <style:text-properties fo:language="de" fo:country="DE"/>
    </style:style>
    <style:style style:name="T2" style:family="text">
      <style:text-properties fo:language="de" fo:country="DE" officeooo:rsid="001917a9"/>
    </style:style>
    <style:style style:name="T3" style:family="text">
      <style:text-properties fo:language="en" fo:country="US"/>
    </style:style>
    <style:style style:name="T4" style:family="text">
      <style:text-properties fo:language="en" fo:country="US" officeooo:rsid="001a5f42"/>
    </style:style>
    <style:style style:name="T5" style:family="text">
      <style:text-properties style:font-name="Arial"/>
    </style:style>
    <style:style style:name="T6" style:family="text">
      <style:text-properties style:font-name="Arial" fo:language="de" fo:country="DE"/>
    </style:style>
    <style:style style:name="T7" style:family="text">
      <style:text-properties fo:font-weight="bold" style:font-weight-asian="bold" style:font-weight-complex="bold"/>
    </style:style>
    <style:style style:name="T8" style:family="text">
      <style:text-properties officeooo:rsid="001917a9"/>
    </style:style>
    <style:style style:name="T9" style:family="text">
      <style:text-properties officeooo:rsid="001a5f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Erstellung eines Feuerwehrfahrzeug </text:span><text:span text:style-name="T1">Navigations </text:span><text:span text:style-name="T3">Profils auf Basis von OSM / </text:span><text:span text:style-name="T1">Öffentlichen Daten <text:s/></text:span></text:p>
      <text:p text:style-name="P3"/>
      <text:p text:style-name="P4">Zusammenfassung / Abstract</text:p>
      <text:p text:style-name="P3"/>
      <text:p text:style-name="P3"><text:span text:style-name="T7">Einleitung</text:span> </text:p>
      <text:p text:style-name="P8"/>
      <text:p text:style-name="P10">Motivation</text:p>
      <text:p text:style-name="P4"/>
      <text:p text:style-name="P4">→ Einsatzfahrzeuge <text:span text:style-name="T9">als Spezialfall der STVO</text:span></text:p>
      <text:p text:style-name="P3">→ Brandschutz bedarfsplan / <text:span text:style-name="T3">Viele Anfragen an ORS </text:span><text:span text:style-name="T4">(bisher keine Alternativen)</text:span></text:p>
      <text:p text:style-name="P1"><text:span text:style-name="T5"/></text:p>
      <text:p text:style-name="P4"/>
      <text:p text:style-name="P4">Theoretische Grundlagen:</text:p>
      <text:p text:style-name="P4"/>
      <text:p text:style-name="P4">→ Graphen Erstellung</text:p>
      <text:p text:style-name="P4">→ Routing </text:p>
      <text:p text:style-name="P3"><text:span text:style-name="T3">→ Isochronen Berechnung</text:span> </text:p>
      <text:p text:style-name="P3"/>
      <text:p text:style-name="P4"><text:span text:style-name="T9">Generierung des Routing - Profils</text:span>:</text:p>
      <text:p text:style-name="P4"/>
      <text:p text:style-name="P4">→ Informations Erhebung (Fragebogen f<text:span text:style-name="T1">ür Feuerwehr Lützelburg)</text:span></text:p>
      <text:p text:style-name="P3">→ Limitierende Faktoren (max geschwindigkeit, Fahrzeug maße)</text:p>
      <text:p text:style-name="P4">→ Erweiternde <text:span text:style-name="T1">Faktoren (one way, default speed for waytypes, ..)</text:span></text:p>
      <text:p text:style-name="P3"/>
      <text:p text:style-name="P3"/>
      <text:p text:style-name="P3"><text:span text:style-name="T9">Ergebnisse:</text:span> <text:span text:style-name="T8">(Vergleich zwischen Fire truck – Emergency Vehicle – Car – Heavy Vehicle)</text:span></text:p>
      <text:p text:style-name="P9"/>
      <text:p text:style-name="P12">→ Hier würde ich ein paar räumliche Beispiele aussuchen und exemplarisch zeigen (Routing und Isochronen), welche Änderungen das Profil mit sich bringt, einerseits innerstädtisch, andererseits auch außerhalb der Stadt. Denn Änderungen als solches ist bisschen schwierig zu definieren. Gerne die Jungs aus Lützelburg fragen, welches Gebiet mit den bereits vorhandenen Profilen wirklich schlechte Ergebnisse bringt und jetzt mit Emergency weitaus realitischere!</text:p>
      <text:p text:style-name="P3"/>
      <text:p text:style-name="P3">→ Änderungen in Fahrzeiten </text:p>
      <text:p text:style-name="P3">→ Änderungen in Isochronen reichweite</text:p>
      <text:p text:style-name="P3"><text:tab/>→ dadurch Änderung des Brandschutzplans?</text:p>
      <text:p text:style-name="P11"/>
      <text:p text:style-name="P3"><text:span text:style-name="T7">Fazit</text:span> </text:p>
      <text:p text:style-name="P3"/>
      <text:p text:style-name="P7">Future Work</text:p>
      <text:p text:style-name="P3"/>
      <text:p text:style-name="P5"><text:span text:style-name="T1">- Suche nach (Lösch-)Wasser quellen um Zielpunkt (emergency</text:span><text:span text:style-name="T3">=fire_hydrant)</text:span><text:span text:style-name="T1"><text:line-break/>- </text:span><text:span text:style-name="T2">Beschleunigung</text:span></text:p>
      <text:p text:style-name="P5"><text:span text:style-name="T2">- (rush hour / tag&amp;nacht unterscheidung? (nachts weniger los auf Straßen / Fußgängerzonen ...))</text:span><text:lin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5M3S</meta:editing-duration>
    <meta:editing-cycles>8</meta:editing-cycles>
    <meta:generator>LibreOffice/5.1.6.2$Linux_X86_64 LibreOffice_project/10m0$Build-2</meta:generator>
    <dc:date>2017-07-29T16:00:14.908575659</dc:date>
    <meta:document-statistic meta:table-count="0" meta:image-count="0" meta:object-count="0" meta:page-count="1" meta:paragraph-count="23" meta:word-count="185" meta:character-count="1410" meta:non-whitespace-character-count="1236"/>
    <meta:user-defined meta:name="Info 1"/>
    <meta:user-defined meta:name="Info 2"/>
    <meta:user-defined meta:name="Info 3"/>
    <meta:user-defined meta:name="Info 4"/>
  </office:meta>
</office:document-meta>
</file>